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b3421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d1717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officeooo:rsid="00195a35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22pt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22pt" officeooo:paragraph-rsid="001b3421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22pt" officeooo:paragraph-rsid="0022a584" style:font-size-asian="22pt" style:font-size-complex="2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22pt" officeooo:paragraph-rsid="00268134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22pt" officeooo:rsid="0022a584" officeooo:paragraph-rsid="0022a584" style:font-size-asian="22pt" style:font-size-complex="2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3a44c" style:font-size-asian="22pt" style:font-size-complex="2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87911" style:font-size-asian="22pt" style:font-size-complex="2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cb1ef" style:font-size-asian="22pt" style:font-size-complex="2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36a077" style:font-size-asian="22pt" style:font-size-complex="2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3baeb3" officeooo:paragraph-rsid="003baeb3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8pt" officeooo:rsid="0022a584" officeooo:paragraph-rsid="0022a584" style:font-size-asian="28pt" style:font-size-complex="28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22pt" officeooo:rsid="002811be" officeooo:paragraph-rsid="002811be" style:font-size-asian="22pt" style:font-size-complex="22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Arial" fo:font-size="22pt" officeooo:rsid="002cb1ef" officeooo:paragraph-rsid="002cb1ef" style:font-size-asian="22pt" style:font-size-complex="22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22pt" officeooo:rsid="003b0c87" officeooo:paragraph-rsid="003b0c87" style:font-size-asian="22pt" style:font-size-complex="22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size="28pt" officeooo:rsid="0022a584" officeooo:paragraph-rsid="0022a584" style:font-size-asian="28pt" style:font-size-complex="28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2a584" style:font-size-asian="22pt" style:font-size-complex="2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2pt" officeooo:rsid="0022a584" style:font-size-asian="22pt" style:font-size-complex="2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22pt" officeooo:rsid="002cb1ef" officeooo:paragraph-rsid="002cb1ef" style:font-size-asian="22pt" style:font-size-complex="2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22pt" officeooo:rsid="003baeb3" officeooo:paragraph-rsid="003baeb3" style:font-size-asian="22pt" style:font-size-complex="2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22pt" officeooo:rsid="003cc91a" officeooo:paragraph-rsid="003cc91a" style:font-size-asian="22pt" style:font-size-complex="2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22pt" officeooo:rsid="003cc91a" officeooo:paragraph-rsid="0040dc81" style:font-size-asian="22pt" style:font-size-complex="2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22pt" officeooo:rsid="003cc91a" officeooo:paragraph-rsid="004867e1" style:font-size-asian="22pt" style:font-size-complex="22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22pt" officeooo:rsid="003d761a" officeooo:paragraph-rsid="0040dc81" style:font-size-asian="22pt" style:font-size-complex="22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22pt" officeooo:rsid="003d761a" officeooo:paragraph-rsid="004867e1" style:font-size-asian="22pt" style:font-size-complex="22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22pt" officeooo:rsid="003eb4d2" officeooo:paragraph-rsid="003eb4d2" style:font-size-asian="22pt" style:font-size-complex="22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0dc81" style:font-size-asian="22pt" style:font-size-complex="22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23902" style:font-size-asian="22pt" style:font-size-complex="22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867e1" style:font-size-asian="22pt" style:font-size-complex="22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90adc" style:font-size-asian="22pt" style:font-size-complex="22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22pt" officeooo:rsid="0043ec83" officeooo:paragraph-rsid="0043ec83" style:font-size-asian="22pt" style:font-size-complex="22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22pt" officeooo:rsid="0043ec83" officeooo:paragraph-rsid="004536bf" style:font-size-asian="22pt" style:font-size-complex="2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22pt" officeooo:rsid="0043ec83" officeooo:paragraph-rsid="004536bf" style:font-size-asian="22pt" style:font-size-complex="2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4536bf" style:font-size-asian="22pt" style:font-size-complex="22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22pt" officeooo:rsid="004536bf" officeooo:paragraph-rsid="004536bf" style:font-size-asian="22pt" style:font-size-complex="22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22pt" officeooo:rsid="00195a35" style:font-size-asian="22pt" style:font-size-complex="22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22pt" officeooo:rsid="00490adc" officeooo:paragraph-rsid="00490adc" style:font-size-asian="22pt" style:font-size-complex="22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22pt" fo:font-style="normal" fo:font-weight="normal" style:font-size-asian="22pt" style:font-style-asian="normal" style:font-weight-asian="normal" style:font-size-complex="22pt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Arial" fo:font-size="22pt" officeooo:rsid="003cc91a" officeooo:paragraph-rsid="003cc91a" style:font-size-asian="22pt" style:font-size-complex="22pt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Arial" fo:font-size="22pt" officeooo:rsid="00469131" officeooo:paragraph-rsid="00469131" style:font-size-asian="22pt" style:font-size-complex="2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Arial" fo:font-size="22pt" officeooo:rsid="00405990" officeooo:paragraph-rsid="00490adc" style:font-size-asian="22pt" style:font-size-complex="22pt"/>
    </style:style>
    <style:style style:name="T1" style:family="text">
      <style:text-properties officeooo:rsid="00195a35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1b3421" style:font-style-asian="normal" style:font-weight-asian="normal"/>
    </style:style>
    <style:style style:name="T4" style:family="text">
      <style:text-properties fo:font-style="normal" fo:font-weight="normal" officeooo:rsid="00268134" style:font-style-asian="normal" style:font-weight-asian="normal"/>
    </style:style>
    <style:style style:name="T5" style:family="text">
      <style:text-properties officeooo:rsid="001b3421"/>
    </style:style>
    <style:style style:name="T6" style:family="text">
      <style:text-properties officeooo:rsid="001d1717"/>
    </style:style>
    <style:style style:name="T7" style:family="text">
      <style:text-properties officeooo:rsid="001ecf0a"/>
    </style:style>
    <style:style style:name="T8" style:family="text">
      <style:text-properties officeooo:rsid="0023a44c"/>
    </style:style>
    <style:style style:name="T9" style:family="text">
      <style:text-properties officeooo:rsid="00256286"/>
    </style:style>
    <style:style style:name="T10" style:family="text">
      <style:text-properties officeooo:rsid="00268134"/>
    </style:style>
    <style:style style:name="T11" style:family="text">
      <style:text-properties officeooo:rsid="002a3899"/>
    </style:style>
    <style:style style:name="T12" style:family="text">
      <style:text-properties officeooo:rsid="002ab3cf"/>
    </style:style>
    <style:style style:name="T13" style:family="text">
      <style:text-properties officeooo:rsid="002cb1ef"/>
    </style:style>
    <style:style style:name="T14" style:family="text">
      <style:text-properties officeooo:rsid="002d7ac6"/>
    </style:style>
    <style:style style:name="T15" style:family="text">
      <style:text-properties officeooo:rsid="002f2a0c"/>
    </style:style>
    <style:style style:name="T16" style:family="text">
      <style:text-properties officeooo:rsid="00315b7f"/>
    </style:style>
    <style:style style:name="T17" style:family="text">
      <style:text-properties officeooo:rsid="00383c49"/>
    </style:style>
    <style:style style:name="T18" style:family="text">
      <style:text-properties officeooo:rsid="003cc91a"/>
    </style:style>
    <style:style style:name="T19" style:family="text">
      <style:text-properties officeooo:rsid="00405990"/>
    </style:style>
    <style:style style:name="T20" style:family="text">
      <style:text-properties officeooo:rsid="0040dc81"/>
    </style:style>
    <style:style style:name="T21" style:family="text">
      <style:text-properties officeooo:rsid="00469131"/>
    </style:style>
    <style:style style:name="T22" style:family="text">
      <style:text-properties officeooo:rsid="004867e1"/>
    </style:style>
    <style:style style:name="T23" style:family="text">
      <style:text-properties officeooo:rsid="004a6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L<text:span text:style-name="T21">A IDEA EN QUE SE BASA ESTA EXPOSICIÓN</text:span></text:p>
      <text:p text:style-name="P3"/>
      <text:p text:style-name="P1"><text:span text:style-name="T2"><text:tab/>Desde que tenemos uso de razón somos </text:span>alimentados con diversas ideas, provenientes de: películas, televisión, canciones, libros, comentarios <text:span text:style-name="T5">de familiares o amigos</text:span>.</text:p>
      <text:p text:style-name="P1"><text:tab/></text:p>
      <text:p text:style-name="P5"><text:span text:style-name="T1"><text:tab/>Quiero comparar mi interacción con una idea <text:s/>al TETRIS: </text:span><text:span text:style-name="T2">El objetivo del Tetris es usar los </text:span>tetrónimos (figuras de 4 cuadrados), que caen continuamente , para completar líneas horizontales.</text:p>
      <text:p text:style-name="P4"><text:s/></text:p>
      <text:p text:style-name="P4"><text:span text:style-name="T2"><text:tab/>Mi exposicion trata sobre una idea en particular. </text:span><text:span text:style-name="T3">E</text:span>sta idea llegó a mí y completó las líneas horizontales de mi Tetris mental.</text:p>
      <text:p text:style-name="P4"><text:s/></text:p>
      <text:p text:style-name="P8"><text:s/><text:span text:style-name="T2">&lt;Mostrar libro&gt;</text:span></text:p>
      <text:p text:style-name="P4"><text:s/><text:span text:style-name="T6">TRANSICIÓN:</text:span></text:p>
      <text:p text:style-name="P4"><text:span text:style-name="T2">¡¡Lo que s</text:span><text:span text:style-name="T3">e</text:span><text:span text:style-name="T2">ntí al leer este libro… !!</text:span></text:p>
      <text:p text:style-name="P4"><text:span text:style-name="T2">Hace falta el talento de un poeta para explicarlo </text:span>con palabras.</text:p>
      <text:p text:style-name="P42"/>
      <text:p text:style-name="P46">PADRE RICO, PADRE POBRE</text:p>
      <text:p text:style-name="P40"/>
      <text:p text:style-name="P9">“Odio y amo.</text:p>
      <text:p text:style-name="P9">¿Cómo es posible?, preguntarás acaso. </text:p>
      <text:p text:style-name="P9">No lo sé, pero siento que me ocurre y me atormenta”</text:p>
      <text:p text:style-name="P9"/>
      <text:p text:style-name="P9">Hay una versión que todos hemos escuchado sobre un <text:span text:style-name="T7">camino luminoso</text:span> que recorrer. Hay tres palabras <text:span text:style-name="T7">tan</text:span> de moda <text:span text:style-name="T7">que</text:span> se recitan como un mantra:</text:p>
      <text:p text:style-name="P9"/>
      <text:p text:style-name="P9">Educación. Emprendimiento. Innovación.!</text:p>
      <text:p text:style-name="P9">Educación. Emprendimiento. Innovación.!!</text:p>
      <text:p text:style-name="P9">Educación. Emprendimiento. Innovación.!!!</text:p>
      <text:p text:style-name="P9"/>
      <text:p text:style-name="P9">TRANSICIÓN</text:p>
      <text:p text:style-name="P9">¿Quién pondría en duda la valides de estas exhortaciones?</text:p>
      <text:p text:style-name="P9"/>
      <text:p text:style-name="P9">“El que estudia triunfa”</text:p>
      <text:p text:style-name="P9">“Crea tu propia empresa”</text:p>
      <text:p text:style-name="P9">“Sé innovador”</text:p>
      <text:p text:style-name="P2">“<text:span text:style-name="T7">El dinero no lo es todo</text:span>”</text:p>
      <text:p text:style-name="P20"><text:span text:style-name="T21">ROBERT TORU</text:span> KIYOSAKI</text:p>
      <text:p text:style-name="P16"/>
      <text:p text:style-name="P11">Nació en hawai en 1947, Alcanzó la fama en 1997 con el libro “Rich Dad, poor dad”, <text:span text:style-name="T9">que coescribió junto a la contadora norteamericana Sharon Lechter.</text:span></text:p>
      <text:p text:style-name="P10"/>
      <text:p text:style-name="P10"><text:span text:style-name="T8">E</text:span>ducación:<text:tab/><text:tab/><text:tab/><text:tab/><text:span text:style-name="T8">Si deseas ser rico y feliz ¡No vayas a la escuela!</text:span></text:p>
      <text:p text:style-name="P10"/>
      <text:p text:style-name="P10"><text:span text:style-name="T8">E</text:span>mprendimiento: Vende tu empresa un año luego de crearla</text:p>
      <text:p text:style-name="P6"/>
      <text:p text:style-name="P21">Innovación:<text:tab/><text:tab/><text:tab/><text:tab/>Ni la menciona … .</text:p>
      <text:p text:style-name="P6"/>
      <text:p text:style-name="P6"><text:span text:style-name="T2">1. La prorrogativa de los ricos es </text:span><text:span text:style-name="T4">el soborno</text:span></text:p>
      <text:p text:style-name="P44">2. El dinero no es un medio, es un fin.</text:p>
      <text:p text:style-name="P22">3. La compra de la casa en subasta.</text:p>
      <text:p text:style-name="P10">4. Los ricos pueden cambiar las leyes</text:p>
      <text:p text:style-name="P10">5. Kiyosaki apuesta con las empresas</text:p>
      <text:p text:style-name="P10">6. <text:span text:style-name="T10">Era del conocimiento = Información privilegiada.</text:span></text:p>
      <text:p text:style-name="P10"/>
      <text:p text:style-name="P7"><text:span text:style-name="T2">Sentí una gran repulsión al leer este libro. </text:span>Atentaba contra todos mis principios; pero lo que más me molestó, es que <text:span text:style-name="T9">todas estas ideas concuerdan con alguna de las experiencias que he tenido a lo largo de mi corta vida.</text:span></text:p>
      <text:p text:style-name="P17">PROPIEDAD PRIVADA</text:p>
      <text:p text:style-name="P12"><text:span text:style-name="T11">ACTO</text:span> 1: Durante una jornada de trabajo en la escuela planté un arbolito: un naranjo.</text:p>
      <text:p text:style-name="P12">Durante los dos años siguientes lo regué, podé, limpié, <text:span text:style-name="T13">saboreando en mi mente las naranjas. </text:span>Hasta que un buen día comenzó a darme sus frutos. Comí algunos, otros lo vendí o canjeé en el recreo. <text:span text:style-name="T13">Fui feliz.</text:span></text:p>
      <text:p text:style-name="P12">P<text:span text:style-name="T11">P</text:span>1: Un día comencé a notar que alguien cogía la naranjas maduras.</text:p>
      <text:p text:style-name="P12">A<text:span text:style-name="T11">CTO</text:span> 2: Fuí a preguntar al portero si sabía <text:span text:style-name="T12">algo</text:span>: nada. Fuí a contarle a la profesora que alguien estaba robando mis naranjas: <text:span text:style-name="T11">dijo que si el árbol estaba en la escuela le pertenecía a todos.</text:span></text:p>
      <text:p text:style-name="P12"><text:span text:style-name="T11">PP</text:span>2: <text:span text:style-name="T12">Esa tarde le conté lo sucedido a mi abuelita, su respuesta fue: “Dios dijo compartir”</text:span></text:p>
      <text:p text:style-name="P13"><text:span text:style-name="T11">ACTO</text:span> 3: <text:span text:style-name="T13">Al perder el incentivo de las naranjas dejé de ocuparme del árbol; tristemente ese mismo año se secó.</text:span></text:p>
      <text:p text:style-name="P13"/>
      <text:p text:style-name="P23">COMENTARIO: Como ven, yo no lo sabía pero en mi escuela vivíamos bajo un régimen comunista. La propiedad privada solo existe en el capitalismo.</text:p>
      <text:p text:style-name="P18">USURA</text:p>
      <text:p text:style-name="P13"><text:span text:style-name="T11">ACTO</text:span> 1: <text:span text:style-name="T15">Cuando jugaba en casa de mi mejor amigo, noté que varias personas venían a buscar a su madre y le daban dinero.</text:span></text:p>
      <text:p text:style-name="P13">P<text:span text:style-name="T11">P</text:span>1: <text:span text:style-name="T14">Un día ella nos pidió que fuéramos a jugar a otro lado porque iba a tener su “Banquito”.</text:span></text:p>
      <text:p text:style-name="P14">A<text:span text:style-name="T11">CTO</text:span> 2: <text:span text:style-name="T16">Ganaba dinero por prestar dinero. ¡Qué genial idea! Hasta ese momento yo había visto que la única manera de ganar dinero era con mucho esfuerzo; volví corriendo a casa dispuesto a crear mi propio banquito. Y mi abuelita pondría el capital.</text:span></text:p>
      <text:p text:style-name="P38"><text:span text:style-name="T11">PP</text:span>2: <text:span text:style-name="T17">Ella me preguntó para qué quería el dinero. Yo le dije que “Lo voy a prestar y cobrar un alto interés”. plop !!!</text:span> </text:p>
      <text:p text:style-name="P38"><text:span text:style-name="T11">ACTO</text:span> 3: <text:span text:style-name="T17">(Desarrollado en la siguiente diapositiva)</text:span></text:p>
      <text:p text:style-name="P36"/>
      <text:p text:style-name="P19">“USURA <text:span text:style-name="T22">ES PECADO”</text:span></text:p>
      <text:p text:style-name="P15">Ese día aprendí que la usura es un grave pecado.</text:p>
      <text:p text:style-name="P15"/>
      <text:p text:style-name="P37">Y esa fue solo la primera de muchas ideas negativas que oí acerca del dinero.</text:p>
      <text:p text:style-name="P37"/>
      <text:p text:style-name="P27">-El dinero no <text:span text:style-name="T19">hace</text:span> la felicidad.</text:p>
      <text:p text:style-name="P29">-E<text:span text:style-name="T22">l</text:span> dinero es la raíz de todo los <text:span text:style-name="T20">problemas</text:span>.</text:p>
      <text:p text:style-name="P29">-E<text:span text:style-name="T22">l</text:span> dinero corrompe a las personas.</text:p>
      <text:p text:style-name="P33"><text:span text:style-name="T18">-Los ricos son avariciosos.</text:span></text:p>
      <text:p text:style-name="P33">-La única manera de ganar dinero es con trabajo duro.</text:p>
      <text:p text:style-name="P43">TRANSICIÓN: Esto me recuerda a la <text:span text:style-name="T23">fábula de la zorra y las uvas.</text:span></text:p>
      <text:p text:style-name="P34"/>
      <text:p text:style-name="P34"/>
      <text:p text:style-name="P34"/>
      <text:p text:style-name="P34"/>
      <text:p text:style-name="P47">&lt;&lt;Fábula de la zorra y las uvas&gt;&gt;</text:p>
      <text:p text:style-name="P34"/>
      <text:p text:style-name="P45">CREENCIAS LIMITANTES</text:p>
      <text:p text:style-name="P35"/>
      <text:p text:style-name="P35"/>
      <text:p text:style-name="P26"/>
      <text:p text:style-name="P2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53:39.095964777</meta:creation-date>
    <dc:date>2019-04-18T16:34:52.321825738</dc:date>
    <meta:editing-duration>PT2H20M25S</meta:editing-duration>
    <meta:editing-cycles>18</meta:editing-cycles>
    <meta:generator>LibreOffice/5.1.6.2$Linux_x86 LibreOffice_project/10m0$Build-2</meta:generator>
    <meta:document-statistic meta:table-count="0" meta:image-count="0" meta:object-count="0" meta:page-count="8" meta:paragraph-count="62" meta:word-count="694" meta:character-count="3960" meta:non-whitespace-character-count="3308"/>
  </office:meta>
</office:document-meta>
</file>